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e944"/>
    </style:style>
    <style:style style:name="P2" style:family="paragraph" style:parent-style-name="Standard">
      <style:text-properties fo:color="#ff4000" fo:font-style="italic" officeooo:paragraph-rsid="0000e944" style:font-style-asian="italic" style:font-style-complex="italic"/>
    </style:style>
    <style:style style:name="P3" style:family="paragraph" style:parent-style-name="Standard">
      <style:text-properties style:font-name="Arial" officeooo:paragraph-rsid="0000e944"/>
    </style:style>
    <style:style style:name="P4" style:family="paragraph" style:parent-style-name="Standard">
      <style:text-properties officeooo:paragraph-rsid="0006d699"/>
    </style:style>
    <style:style style:name="T1" style:family="text">
      <style:text-properties style:font-name="Arial"/>
    </style:style>
    <style:style style:name="T2" style:family="text">
      <style:text-properties style:font-name="Arial" officeooo:rsid="0000e944"/>
    </style:style>
    <style:style style:name="T3" style:family="text">
      <style:text-properties style:font-name="Arial" officeooo:rsid="0002c709"/>
    </style:style>
    <style:style style:name="T4" style:family="text">
      <style:text-properties style:font-name="Arial" officeooo:rsid="0004e8a9"/>
    </style:style>
    <style:style style:name="T5" style:family="text">
      <style:text-properties style:font-name="Arial" officeooo:rsid="0006d699"/>
    </style:style>
    <style:style style:name="T6" style:family="text">
      <style:text-properties style:font-name="Arial" officeooo:rsid="0007ecfa"/>
    </style:style>
    <style:style style:name="T7" style:family="text">
      <style:text-properties style:font-name="Arial" officeooo:rsid="0009c6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02c709"/>
    </style:style>
    <style:style style:name="T10" style:family="text">
      <style:text-properties fo:color="#999999"/>
    </style:style>
    <style:style style:name="T11" style:family="text">
      <style:text-properties fo:color="#999999" style:text-line-through-style="solid" style:text-line-through-type="single"/>
    </style:style>
    <style:style style:name="T12" style:family="text">
      <style:text-properties fo:color="#999999" style:text-line-through-style="solid" style:text-line-through-type="single" style:font-name="Arial"/>
    </style:style>
    <style:style style:name="T13" style:family="text">
      <style:text-properties fo:color="#999999" style:font-name="Arial"/>
    </style:style>
    <style:style style:name="T14" style:family="text">
      <style:text-properties officeooo:rsid="0006d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s an engineer I graduated in Electronics and Communications. I liked physics and went on to do a PhD in antennas <text:s/></text:span><text:span text:style-name="T12">but I found it too niche and prefer to be working with a wider perspective of markets and technology.</text:span><text:span text:style-name="T13"> </text:span><text:span text:style-name="T2"><text:s/></text:span><text:span text:style-name="T5">and w</text:span><text:span text:style-name="T2">hilst I could have pursued the hardware side of mobile tech </text:span><text:span text:style-name="T4">and tracked the radio side of platforms</text:span><text:span text:style-name="T2">, this didn’t satisfy my need to be working with </text:span><text:span text:style-name="T4">the</text:span><text:span text:style-name="T2"> </text:span><text:span text:style-name="T5">actual </text:span><text:span text:style-name="T4">opportunities created by the mobile platform</text:span><text:span text:style-name="T2"> </text:span><text:span text:style-name="T5">itself,</text:span><text:span text:style-name="T2"> directly connecti</text:span><text:span text:style-name="T5">ng</text:span><text:span text:style-name="T2"> with human </text:span><text:span text:style-name="T4">customer </text:span><text:span text:style-name="T2">needs.</text:span></text:p>
      <text:p text:style-name="P3"/>
      <text:p text:style-name="P2">Expand on what you mean by ‘a wider perspective of markets and technology.</text:p>
      <text:p text:style-name="Standard"/>
      <text:p text:style-name="Standard"/>
      <text:p text:style-name="Standard"/>
      <text:p text:style-name="P1"><text:span text:style-name="T1">Worked in diverse range of industries from defence to technology consultancy to automotive on antenna and RF communication based products. Though I enjoyed the technical challenges</text:span><text:span text:style-name="T13"> </text:span><text:span text:style-name="T12">I always felt restricted by my tech base and wanted to explore other avenues. </text:span><text:span text:style-name="T3"><text:s/>,</text:span><text:span text:style-name="T7">d</text:span><text:span text:style-name="T3">ata is becoming </text:span><text:span text:style-name="T7">ever</text:span><text:span text:style-name="T3">more diverse, rich, realtime and </text:span><text:span text:style-name="T7">part of our lives an </text:span><text:span text:style-name="T3">I want to be part of th</text:span><text:span text:style-name="T6">is</text:span><text:span text:style-name="T3"> e</text:span><text:span text:style-name="T6">volution</text:span><text:span text:style-name="T3">.</text:span></text:p>
      <text:p text:style-name="P1"/>
      <text:p text:style-name="P1"/>
      <text:p text:style-name="P2">Expand on what you mean by ‘felt restricted by my tech base’ and make it clear on what you mean by ‘explore other avenues’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5T13:10:28.172680597</meta:creation-date>
    <dc:date>2019-10-15T13:55:16.807209834</dc:date>
    <meta:editing-duration>PT34M33S</meta:editing-duration>
    <meta:editing-cycles>6</meta:editing-cycles>
    <meta:generator>LibreOffice/6.3.0.4$MacOSX_X86_64 LibreOffice_project/057fc023c990d676a43019934386b85b21a9ee99</meta:generator>
    <meta:document-statistic meta:table-count="0" meta:image-count="0" meta:object-count="0" meta:page-count="1" meta:paragraph-count="4" meta:word-count="181" meta:character-count="1049" meta:non-whitespace-character-count="869"/>
  </office:meta>
</office:document-meta>
</file>